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BE000000640412F2ACBFCBE1A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style:tab-stops>
          <style:tab-stop style:position="3.15in" style:type="center"/>
          <style:tab-stop style:position="4.7272in"/>
          <style:tab-stop style:position="6.3in"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Candara" fo:font-size="12pt" style:font-size-asian="12pt" style:font-size-complex="12pt"/>
    </style:style>
    <style:style style:name="P5" style:family="paragraph" style:parent-style-name="Standard">
      <style:paragraph-properties fo:text-align="justify" style:justify-single-word="false"/>
      <style:text-properties style:font-name="Candara" fo:font-size="12pt" fo:font-style="italic" style:font-name-asian="Times New Roman" style:font-size-asian="12pt" style:language-asian="fr" style:country-asian="FR" style:font-style-asian="italic" style:font-name-complex="Times New Roman" style:font-size-complex="12pt"/>
    </style:style>
    <style:style style:name="P6" style:family="paragraph" style:parent-style-name="Standard">
      <style:paragraph-properties fo:margin-top="0in" fo:margin-bottom="0in" loext:contextual-spacing="false" fo:line-height="100%" fo:text-align="center" style:justify-single-word="false"/>
      <style:text-properties style:font-name="Candara" fo:font-size="18pt" fo:font-weight="bold" style:font-name-asian="Times New Roman" style:font-size-asian="18pt" style:language-asian="fr" style:country-asian="FR" style:font-weight-asian="bold" style:font-name-complex="Times New Roman" style:font-size-complex="18pt"/>
    </style:style>
    <style:style style:name="P7" style:family="paragraph" style:parent-style-name="Standard">
      <style:paragraph-properties fo:margin-top="0in" fo:margin-bottom="0in" loext:contextual-spacing="false" fo:line-height="100%"/>
      <style:text-properties style:font-name="Candara" fo:font-size="12pt" style:font-name-asian="Times New Roman" style:font-size-asian="12pt" style:language-asian="fr" style:country-asian="FR" style:font-name-complex="Times New Roman" style:font-size-complex="12pt"/>
    </style:style>
    <style:style style:name="P8" style:family="paragraph" style:parent-style-name="Standard">
      <style:paragraph-properties fo:margin-top="0in" fo:margin-bottom="0in" loext:contextual-spacing="false" fo:line-height="100%" fo:text-align="justify" style:justify-single-word="false"/>
      <style:text-properties style:font-name="Candara" fo:font-size="12pt" style:font-name-asian="Times New Roman" style:font-size-asian="12pt" style:language-asian="fr" style:country-asian="FR" style:font-name-complex="Times New Roman" style:font-size-complex="12pt"/>
    </style:style>
    <style:style style:name="P9" style:family="paragraph" style:parent-style-name="Standard">
      <style:paragraph-properties fo:margin-top="0in" fo:margin-bottom="0in" loext:contextual-spacing="false" fo:line-height="100%"/>
      <style:text-properties style:font-name="Candara" fo:font-size="12pt" fo:font-style="italic" style:font-name-asian="Times New Roman" style:font-size-asian="12pt" style:language-asian="fr" style:country-asian="FR" style:font-style-asian="italic" style:font-name-complex="Times New Roman" style:font-size-complex="12pt"/>
    </style:style>
    <style:style style:name="P10" style:family="paragraph" style:parent-style-name="Standard">
      <style:paragraph-properties fo:margin-top="0in" fo:margin-bottom="0in" loext:contextual-spacing="false" fo:line-height="100%" fo:text-align="justify" style:justify-single-word="false"/>
      <style:text-properties style:font-name="Candara" fo:font-size="12pt" fo:font-style="italic" style:font-name-asian="Times New Roman" style:font-size-asian="12pt" style:language-asian="fr" style:country-asian="FR" style:font-style-asian="italic" style:font-name-complex="Times New Roman" style:font-size-complex="12pt"/>
    </style:style>
    <style:style style:name="P11" style:family="paragraph" style:parent-style-name="Standard">
      <style:paragraph-properties fo:margin-top="0in" fo:margin-bottom="0in" loext:contextual-spacing="false" fo:line-height="100%" fo:text-align="center" style:justify-single-word="false"/>
      <style:text-properties style:font-name="Candara" fo:font-size="14pt" style:font-name-asian="Times New Roman" style:font-size-asian="14pt" style:language-asian="fr" style:country-asian="FR" style:font-name-complex="Times New Roman" style:font-size-complex="14pt"/>
    </style:style>
    <style:style style:name="P12" style:family="paragraph" style:parent-style-name="Standard">
      <loext:graphic-properties draw:fill="solid" draw:fill-color="#fbe4d5"/>
      <style:paragraph-properties fo:margin-top="0in" fo:margin-bottom="0in" loext:contextual-spacing="false" fo:line-height="100%" fo:text-align="center" style:justify-single-word="false" fo:background-color="#fbe4d5"/>
      <style:text-properties style:font-name="Candara" fo:font-size="14pt" fo:font-weight="bold" style:font-name-asian="Times New Roman" style:font-size-asian="14pt" style:language-asian="fr" style:country-asian="FR" style:font-weight-asian="bold" style:font-name-complex="Times New Roman" style:font-size-complex="14pt"/>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fo:text-align="justify" style:justify-single-word="false"/>
    </style:style>
    <style:style style:name="P15" style:family="paragraph" style:parent-style-name="Standard">
      <style:paragraph-properties fo:margin-top="0in" fo:margin-bottom="0in" loext:contextual-spacing="false" fo:line-height="100%"/>
      <style:text-properties officeooo:paragraph-rsid="000b233f"/>
    </style:style>
    <style:style style:name="P16" style:family="paragraph" style:parent-style-name="Standard">
      <style:paragraph-properties fo:margin-top="0in" fo:margin-bottom="0in" loext:contextual-spacing="false" fo:line-height="100%"/>
      <style:text-properties fo:color="#ff0000" style:font-name="Candara" fo:font-size="12pt" style:font-name-asian="Times New Roman" style:font-size-asian="12pt" style:language-asian="fr" style:country-asian="FR" style:font-name-complex="Times New Roman" style:font-size-complex="12pt"/>
    </style:style>
    <style:style style:name="P17" style:family="paragraph" style:parent-style-name="Standard">
      <style:paragraph-properties fo:margin-top="0in" fo:margin-bottom="0in" loext:contextual-spacing="false" fo:line-height="100%" fo:text-align="justify" style:justify-single-word="false"/>
      <style:text-properties fo:color="#ff0000" style:font-name="Candara" fo:font-size="12pt" style:font-name-asian="Times New Roman" style:font-size-asian="12pt" style:language-asian="fr" style:country-asian="FR" style:font-name-complex="Times New Roman" style:font-size-complex="12pt"/>
    </style:style>
    <style:style style:name="P18" style:family="paragraph" style:parent-style-name="Standard">
      <style:paragraph-properties fo:margin-top="0in" fo:margin-bottom="0in" loext:contextual-spacing="false" fo:line-height="100%" fo:padding-left="0.0555in" fo:padding-right="0.0555in" fo:padding-top="0.0138in" fo:padding-bottom="0.0138in" fo:border="0.51pt solid #00000a"/>
    </style:style>
    <style:style style:name="P19"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officeooo:paragraph-rsid="000b233f"/>
    </style:style>
    <style:style style:name="P20"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officeooo:paragraph-rsid="000c153b"/>
    </style:style>
    <style:style style:name="P21"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officeooo:paragraph-rsid="000d75ba"/>
    </style:style>
    <style:style style:name="P22"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style:font-name="Arial" fo:font-size="12pt" style:font-name-asian="Times New Roman" style:font-size-asian="12pt" style:language-asian="fr" style:country-asian="FR" style:font-name-complex="Arial1" style:font-size-complex="12pt"/>
    </style:style>
    <style:style style:name="P23"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style:font-name="Arial" fo:font-size="12pt" officeooo:paragraph-rsid="000b233f" style:font-name-asian="Times New Roman" style:font-size-asian="12pt" style:language-asian="fr" style:country-asian="FR" style:font-name-complex="Arial1" style:font-size-complex="12pt"/>
    </style:style>
    <style:style style:name="P24"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style:font-name="Arial" fo:font-size="12pt" officeooo:rsid="000c153b" officeooo:paragraph-rsid="000c153b" style:font-name-asian="Times New Roman" style:font-size-asian="12pt" style:language-asian="fr" style:country-asian="FR" style:font-name-complex="Arial1" style:font-size-complex="12pt"/>
    </style:style>
    <style:style style:name="P25"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style:font-name="Arial" fo:font-size="12pt" officeooo:rsid="000d75ba" officeooo:paragraph-rsid="000d75ba" style:font-name-asian="Times New Roman" style:font-size-asian="12pt" style:language-asian="fr" style:country-asian="FR" style:font-name-complex="Arial1" style:font-size-complex="12pt"/>
    </style:style>
    <style:style style:name="P26"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Candara" fo:font-size="18pt" fo:font-weight="bold" style:font-name-asian="Times New Roman" style:font-size-asian="18pt" style:language-asian="fr" style:country-asian="FR" style:font-weight-asian="bold" style:font-name-complex="Times New Roman" style:font-size-complex="18pt"/>
    </style:style>
    <style:style style:name="P27" style:family="paragraph" style:parent-style-name="Standard">
      <style:paragraph-properties fo:margin-top="0in" fo:margin-bottom="0in" loext:contextual-spacing="false" fo:line-height="100%" fo:padding-left="0.0555in" fo:padding-right="0.0555in" fo:padding-top="0.0138in" fo:padding-bottom="0.0138in" fo:border="0.51pt solid #00000a"/>
      <style:text-properties style:font-name="Arial" fo:font-size="12pt" fo:font-weight="bold" officeooo:rsid="000d75ba" officeooo:paragraph-rsid="000d75ba" style:font-name-asian="Times New Roman" style:font-size-asian="12pt" style:language-asian="fr" style:country-asian="FR" style:font-weight-asian="bold" style:font-name-complex="Arial1" style:font-size-complex="12pt" style:font-weight-complex="bold"/>
    </style:style>
    <style:style style:name="P28" style:family="paragraph" style:parent-style-name="Standard" style:master-page-name="Converted1">
      <loext:graphic-properties draw:fill="solid" draw:fill-color="#fbe4d5"/>
      <style:paragraph-properties fo:margin-top="0in" fo:margin-bottom="0in" loext:contextual-spacing="false" fo:line-height="100%" fo:text-align="center" style:justify-single-word="false" style:page-number="auto" fo:background-color="#fbe4d5"/>
      <style:text-properties style:font-name="Candara" fo:font-size="14pt" fo:font-weight="bold" style:font-name-asian="Times New Roman" style:font-size-asian="14pt" style:language-asian="fr" style:country-asian="FR" style:font-weight-asian="bold" style:font-name-complex="Times New Roman" style:font-size-complex="14pt"/>
    </style:style>
    <style:style style:name="T1" style:family="text">
      <style:text-properties style:font-name="Candara" fo:font-size="12pt" style:font-name-asian="Times New Roman" style:font-size-asian="12pt" style:language-asian="fr" style:country-asian="FR" style:font-name-complex="Times New Roman" style:font-size-complex="12pt"/>
    </style:style>
    <style:style style:name="T2" style:family="text">
      <style:text-properties style:font-name="Candara" fo:font-size="12pt" fo:font-weight="bold" style:font-name-asian="Times New Roman" style:font-size-asian="12pt" style:language-asian="fr" style:country-asian="FR" style:font-weight-asian="bold" style:font-name-complex="Times New Roman" style:font-size-complex="12pt" style:font-weight-complex="bold"/>
    </style:style>
    <style:style style:name="T3" style:family="text">
      <style:text-properties fo:color="#ff0000" style:font-name="Candara" fo:font-size="12pt" style:font-name-asian="Times New Roman" style:font-size-asian="12pt" style:language-asian="fr" style:country-asian="FR" style:font-name-complex="Times New Roman" style:font-size-complex="12pt"/>
    </style:style>
    <style:style style:name="T4" style:family="text">
      <style:text-properties style:font-name="Arial" fo:font-size="12pt" style:font-name-asian="Times New Roman" style:font-size-asian="12pt" style:language-asian="fr" style:country-asian="FR" style:font-name-complex="Arial1" style:font-size-complex="12pt"/>
    </style:style>
    <style:style style:name="T5" style:family="text">
      <style:text-properties style:font-name="Arial" fo:font-size="12pt" officeooo:rsid="000b233f" style:font-name-asian="Times New Roman" style:font-size-asian="12pt" style:language-asian="fr" style:country-asian="FR" style:font-name-complex="Arial1" style:font-size-complex="12pt"/>
    </style:style>
    <style:style style:name="T6" style:family="text">
      <style:text-properties style:font-name="Arial" fo:font-size="12pt" officeooo:rsid="000c153b" style:font-name-asian="Times New Roman" style:font-size-asian="12pt" style:language-asian="fr" style:country-asian="FR" style:font-name-complex="Arial1" style:font-size-complex="12pt"/>
    </style:style>
    <style:style style:name="T7" style:family="text">
      <style:text-properties style:font-name="Arial" fo:font-size="12pt" officeooo:rsid="000d75ba" style:font-name-asian="Times New Roman" style:font-size-asian="12pt" style:language-asian="fr" style:country-asian="FR" style:font-name-complex="Arial1" style:font-size-complex="12pt"/>
    </style:style>
    <style:style style:name="T8" style:family="text">
      <style:text-properties style:font-name="Arial" fo:font-size="12pt" fo:font-weight="bold" officeooo:rsid="000b233f" style:font-name-asian="Times New Roman" style:font-size-asian="12pt" style:language-asian="fr" style:country-asian="FR" style:font-weight-asian="bold" style:font-name-complex="Arial1" style:font-size-complex="12pt" style:font-weight-complex="bold"/>
    </style:style>
    <style:style style:name="T9" style:family="text">
      <style:text-properties style:font-name="Arial" fo:font-size="12pt" fo:font-weight="bold" officeooo:rsid="000d75ba" style:font-name-asian="Times New Roman" style:font-size-asian="12pt" style:language-asian="fr" style:country-asian="FR" style:font-weight-asian="bold" style:font-name-complex="Arial1" style:font-size-complex="12pt" style:font-weight-complex="bold"/>
    </style:style>
    <style:style style:name="T10" style:family="text">
      <style:text-properties style:font-name="MS Gothic" fo:font-size="12pt" style:font-name-asian="MS Gothic1" style:font-size-asian="12pt" style:language-asian="fr" style:country-asian="FR" style:font-name-complex="Times New Roman" style:font-size-complex="12pt"/>
    </style:style>
    <style:style style:name="T11" style:family="text">
      <style:text-properties fo:color="#000000" style:font-name="MS Gothic" fo:font-size="12pt" style:font-name-asian="MS Gothic1" style:font-size-asian="12pt" style:font-size-complex="12pt"/>
    </style:style>
    <style:style style:name="T12" style:family="text">
      <style:text-properties fo:color="#000000" style:font-name="Candara" fo:font-size="12pt" style:font-size-asian="12pt" style:font-size-complex="12pt"/>
    </style:style>
    <style:style style:name="T13" style:family="text">
      <style:text-properties fo:color="#000000" style:font-name="Candara" fo:font-size="12pt" fo:font-style="italic" style:font-size-asian="12pt" style:font-style-asian="italic" style:font-size-complex="12pt"/>
    </style:style>
    <style:style style:name="T14" style:family="text">
      <style:text-properties fo:color="#000000" style:font-name="Candara" fo:font-size="12pt" fo:font-weight="bold" style:font-size-asian="12pt" style:font-weight-asian="bold" style:font-size-complex="12pt" style:font-weight-complex="bold"/>
    </style:style>
    <style:style style:name="T15" style:family="text">
      <style:text-properties fo:color="#222222" style:font-name="Arial" fo:font-size="12pt" fo:background-color="#ffffff" loext:char-shading-value="0" style:font-name-asian="Times New Roman" style:font-size-asian="12pt" style:language-asian="fr" style:country-asian="FR" style:font-name-complex="Arial1" style:font-size-complex="12pt"/>
    </style:style>
    <style:style style:name="T16" style:family="text">
      <style:text-properties fo:font-weight="bold" style:font-weight-asian="bold" style:font-weight-complex="bold"/>
    </style:style>
    <style:style style:name="fr1"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6">APPEL A PROJETS 2019-2020</text:p>
      <text:p text:style-name="P6"/>
      <text:p text:style-name="P11">Avant de remplir ce document, merci de lire « Projets étudiants : fonctionnement et calendrier ».</text:p>
      <text:p text:style-name="P6"/>
      <text:p text:style-name="P15"><text:span text:style-name="T1">Titre du sujet </text:span><text:span text:style-name="T3">*</text:span></text:p>
      <text:p text:style-name="P19"><text:span text:style-name="T4"><text:line-break/></text:span><text:span text:style-name="T8">Smart Construction</text:span><text:span text:style-name="T4"><text:line-break/></text:span></text:p>
      <text:p text:style-name="Standard"/>
      <text:p text:style-name="P12">PARTENAIRE</text:p>
      <text:p text:style-name="Standard"/>
      <text:p text:style-name="P13"><text:span text:style-name="T1">Entreprise ou laboratoire </text:span><text:span text:style-name="T3">*</text:span></text:p>
      <text:p text:style-name="P23"><text:line-break/>L’équipe SIC : Systèmes Intelligents et Communicants) <text:line-break/>laboratoire de recherche de l'ECE<text:line-break/><text:line-break/></text:p>
      <text:p text:style-name="P9">Le nom ou la raison sociale de l'entreprise ou du laboratoire qui propose le sujet de projet.</text:p>
      <text:p text:style-name="P7"/>
      <text:p text:style-name="P13"><text:span text:style-name="T1">Adresse </text:span><text:span text:style-name="T3">* </text:span></text:p>
      <text:p text:style-name="P19"><text:span text:style-name="T4"><text:line-break/><text:line-break/></text:span><text:span text:style-name="T15">37 Quai de Grenelle, 75015 Paris</text:span><text:span text:style-name="T4"><text:line-break/><text:line-break/></text:span></text:p>
      <text:p text:style-name="P10">Adresse physique de l'entreprise / laboratoire. S'il y a plusieurs adresses, l'adresse du site où le référent partenaire du sujet peut être contacté.</text:p>
      <text:p text:style-name="P7"/>
      <text:p text:style-name="P13"><text:span text:style-name="T1">Référent partenaire </text:span><text:span text:style-name="T3">*</text:span></text:p>
      <text:p text:style-name="P22"><text:line-break/><text:line-break/><text:line-break/><text:line-break/></text:p>
      <text:p text:style-name="P10">Le nom complet de la personne qui propose le projet et/ou qui sera référent pour toute la durée du projet.</text:p>
      <text:p text:style-name="P9"/>
      <text:p text:style-name="P13"><text:span text:style-name="T1">Email </text:span><text:span text:style-name="T3">*</text:span></text:p>
      <text:p text:style-name="P18"><text:span text:style-name="T4"><text:line-break/></text:span><text:span text:style-name="T5">aghilesdjoudi@gmail.com</text:span><text:span text:style-name="T4"><text:line-break/><text:line-break/></text:span></text:p>
      <text:p text:style-name="P10"><text:soft-page-break/>Une adresse mail ou les élèves peuvent contacter le référent partenaire.</text:p>
      <text:p text:style-name="P7"/>
      <text:p text:style-name="P7">Téléphone</text:p>
      <text:p text:style-name="P22"><text:line-break/><text:line-break/></text:p>
      <text:p text:style-name="P10">Un numéro de téléphone ou les élèves peuvent joindre le référent partenaire (facultatif).</text:p>
      <text:p text:style-name="P7"/>
      <text:p text:style-name="P7"/>
      <text:p text:style-name="P7"/>
      <text:p text:style-name="P12">SUJET DE PROJET</text:p>
      <text:p text:style-name="P7"/>
      <text:p text:style-name="P13"><text:span text:style-name="T1">Présentation </text:span><text:span text:style-name="T3">*</text:span><text:span text:style-name="T1"> </text:span></text:p>
      <text:p text:style-name="P20"><text:span text:style-name="T4"><text:line-break/></text:span><text:span text:style-name="T6">In order to develop pollution sensors to predict pollution based on data sent by sensors network implanted in a construction site[1, 2]. We want to build an air pollution monitoring system which become an essential requirement for cities worldwide. Currently, the most extended way to monitor air pollution and noise pollution is via fixed monitoring stations[3], which are expensive and hard to install. To solve this problem, we propose a Web Sensor Data Processing Engine, a solution to monitor air pollution through mobile sensors. It will be deployed with off-the-shelf hardware such as Arduino, Zolertia and Raspberry Pi devices. This application analyzes, represents and displays the correlations between traffic, speed of pollution travel and exposure. Users will be asked to enable GPS on their device to get their current position in order to receive data of the closest sensors. This application collects air pollution using embedded sensors and transfers the captured data to the NoSQL database of your choice (MongoDB, ...). A web interface should displays to</text:span></text:p>
      <text:p text:style-name="P24">the user the air pollution levels in real time. The application also stores the different pollution traces to the Edge-based server via Wireless communication to analyze the pollution distribution. The system should also provide an alert mechanism which notifies the different level of authorities through email and SMS in case of</text:p>
      <text:p text:style-name="P20"><text:span text:style-name="T6">any issues. A web page provides the interface to the residents and to the authorities to gauge the air quality after analyzing the data using the prediction algorithm.</text:span><text:span text:style-name="T4"><text:line-break/><text:line-break/><text:line-break/></text:span><text:span text:style-name="T9">References :</text:span><text:span text:style-name="T4"><text:line-break/></text:span><text:span text:style-name="T9">[1]</text:span><text:span text:style-name="T7"> Oscar Alvear et al. “ An Architecture Offering Mobile Pollution Sensing with High Spatial Resolution Journal of Sensors 2016 (2016). 00010, pp. 1–13 (p. 1).</text:span></text:p>
      <text:p text:style-name="P27"/>
      <text:p text:style-name="P25"><text:span text:style-name="T16">[2]</text:span> Mia Rosmiati et al. “</text:p>
      <text:p text:style-name="P25">Air Pollution Monitoring System Using LoRa Modul as Transceiver System</text:p>
      <text:p text:style-name="P25">”. In: TELKOMNIKA (Telecommunication Computing Electronics and Control) 17.2 (Apr. 1, 2019). 00000, pp. 586–592 (p. 1).</text:p>
      <text:p text:style-name="P27"/>
      <text:p text:style-name="P25"><text:span text:style-name="T16">[3]</text:span> José Miguel Paredes-Parra et al. “ An Alternative Internet-of-Things Solution Based on LoRa for PV Power Plants:</text:p>
      <text:p text:style-name="P21"><text:span text:style-name="T7">Data Monitoring and Management ”. In: 12.5 (Mar. 6, 2019). 00000, p. 881 (p. 1).</text:span><text:span text:style-name="T4"><text:line-break/><text:line-break/></text:span><text:soft-page-break/><text:span text:style-name="T4"><text:line-break/><text:line-break/><text:line-break/><text:line-break/><text:line-break/><text:line-break/><text:line-break/><text:line-break/></text:span></text:p>
      <text:p text:style-name="P10">Présentez en quelques lignes le sujet du projet proposé aux élèves. Cette présentation devrait surtout permettre aux élèves de (i) comprendre les enjeux métier, (ii) comprendre les bénéfices attendus, (iii) s'imaginer dans le rôle des chefs de projet. Le cas échéant, présentez aussi les technologies imposées/envisagées. Cette description devrait chercher à inspirer les </text:p>
      <text:p text:style-name="P10"/>
      <text:p text:style-name="P10"/>
      <text:p text:style-name="P13"><text:span text:style-name="T1">Compétences et connaissances </text:span><text:span text:style-name="T3">* </text:span></text:p>
      <text:p text:style-name="P20"><text:span text:style-name="T4"><text:line-break/><text:line-break/><text:line-break/></text:span><text:span text:style-name="T6">• Python, Java, PHP and Html.</text:span></text:p>
      <text:p text:style-name="P24">• Strong knowledge on web applications</text:p>
      <text:p text:style-name="P20"><text:span text:style-name="T6">• Knowledge on learning algorithms.</text:span><text:span text:style-name="T4"><text:line-break/><text:line-break/><text:line-break/><text:line-break/><text:line-break/><text:line-break/></text:span></text:p>
      <text:p text:style-name="P10">Décrivez les différentes compétences et connaissances que l'équipe projet va devoir mobiliser (ou développer) au cours de ce projet. Cette description devrait permettre aux élèves intéressés par le projet de s’assurer que le projet est aligné avec leur projet professionnel.</text:p>
      <text:p text:style-name="P28">TYPE DE PROJET</text:p>
      <text:p text:style-name="P8"/>
      <text:p text:style-name="P14"><text:span text:style-name="T10">☐</text:span><text:span text:style-name="T1"> </text:span><text:span text:style-name="T2">Projet de Fin d'Etudes</text:span><text:span text:style-name="T1"> </text:span></text:p>
      <text:p text:style-name="P17"/>
      <text:p text:style-name="P14"><text:span text:style-name="T10">☐</text:span><text:span text:style-name="T1"> Projet Pluridisciplinaire en Equipe</text:span></text:p>
      <text:p text:style-name="P16"/>
      <text:p text:style-name="P10">Sélectionnez le type de projet pour lequel vous proposez le sujet. Attention : cela impactera le calendrier du projet et les élèves concernés.</text:p>
      <text:p text:style-name="P8"/>
      <text:p text:style-name="P8"/>
      <text:p text:style-name="P8"/>
      <text:p text:style-name="P12">CLUSTER THEMATIQUE</text:p>
      <text:p text:style-name="P8"/>
      <text:p text:style-name="P5">Indiquez le cluster thématique dans lequel le projet s'insère. Si vous n'êtes pas sûr(e) du cluster, mettez celui qui vous semble le plus adapté, la direction VPE (Valorisation des Projets Etudiants) corrigera le cas échéant.</text:p>
      <text:p text:style-name="P4"/>
      <text:p text:style-name="P3"><text:span text:style-name="T11">☐</text:span><text:span text:style-name="T12"> </text:span><text:span text:style-name="T14">Bâtiment intelligent &amp; Efficacité énergétique</text:span></text:p>
      <text:p text:style-name="P3"><text:span text:style-name="T11">☐</text:span><text:span text:style-name="T12"> </text:span><text:span text:style-name="T13">Big Data</text:span></text:p>
      <text:p text:style-name="P3"><text:span text:style-name="T11">☐</text:span><text:span text:style-name="T12"> Campus Digital (outils numériques pour l’éducation)</text:span></text:p>
      <text:p text:style-name="P3"><text:span text:style-name="T11">☐</text:span><text:span text:style-name="T12"> Divertissement digital</text:span></text:p>
      <text:p text:style-name="P3"><text:span text:style-name="T11">☐</text:span><text:span text:style-name="T12"> </text:span><text:span text:style-name="T14">Internet Nouvelle Génération</text:span></text:p>
      <text:p text:style-name="P3"><text:span text:style-name="T11">☐</text:span><text:span text:style-name="T12"> Modèles mathématiques pour la finance</text:span></text:p>
      <text:p text:style-name="P3"><text:span text:style-name="T11">☐</text:span><text:span text:style-name="T12"> Nanotechnologies</text:span></text:p>
      <text:p text:style-name="P3"><text:span text:style-name="T11">☐</text:span><text:span text:style-name="T12"> Robotique &amp; Aéronautique</text:span></text:p>
      <text:p text:style-name="P3"><text:span text:style-name="T11">☐</text:span><text:span text:style-name="T12"> Systèmes innovants pour la santé</text:span></text:p>
      <text:p text:style-name="P3"><text:span text:style-name="T11">☐</text:span><text:span text:style-name="T12"> </text:span><text:span text:style-name="T14">Systèmes communican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style:tab-stops>
          <style:tab-stop style:position="3.15in" style:type="center"/>
          <style:tab-stop style:position="4.7272in"/>
          <style:tab-stop style:position="6.3in" style:type="right"/>
        </style:tab-stops>
      </style:paragraph-properties>
    </style:style>
    <style:style style:name="Mfr1"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
      </style:header>
      <style:footer>
        <text:p text:style-name="MP1">2/3</text:p>
      </style:footer>
    </style:master-page>
    <style:master-page style:name="First_20_Page" style:display-name="First Page" style:page-layout-name="Mpm1" style:next-style-name="Standard">
      <style:header>
        <text:p text:style-name="MP2"><text:tab/><draw:frame draw:style-name="Mfr1" draw:name="Image 3" text:anchor-type="as-char" svg:width="1.8209in" svg:height="0.4071in" draw:z-index="0"><draw:image xlink:href="Pictures/10000000000001BE000000640412F2ACBFCBE1A4.png" xlink:type="simple" xlink:show="embed" xlink:actuate="onLoad"/></draw:frame><text:tab/></text:p>
      </style:header>
      <style:footer>
        <text:p text:style-name="MP1">1/3</text:p>
      </style:footer>
    </style:master-page>
    <style:master-page style:name="Converted1" style:page-layout-name="Mpm1" style:next-style-name="Converted2">
      <style:header>
        <text:p text:style-name="MP2"><text:tab/><text:tab/></text:p>
      </style:header>
      <style:footer>
        <text:p text:style-name="MP1">3/3</text:p>
      </style:footer>
    </style:master-page>
    <style:master-page style:name="Converted2" style:page-layout-name="Mpm1">
      <style:header>
        <text:p text:style-name="Header"/>
      </style:header>
      <style:footer>
        <text:p text:style-name="MP1">2/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HAMIDI Nissam</meta:initial-creator>
    <meta:editing-cycles>7</meta:editing-cycles>
    <meta:creation-date>2019-04-26T11:05:00</meta:creation-date>
    <dc:date>2019-06-14T13:20:48.008909910</dc:date>
    <meta:editing-duration>PT8M32S</meta:editing-duration>
    <meta:generator>LibreOffice/5.2.7.2$Linux_X86_64 LibreOffice_project/20m0$Build-2</meta:generator>
    <meta:document-statistic meta:table-count="0" meta:image-count="1" meta:object-count="0" meta:page-count="4" meta:paragraph-count="58" meta:word-count="724" meta:character-count="4675" meta:non-whitespace-character-count="39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 Appels à projets" xlink:href=""/>
  </office:meta>
</office:document-meta>
</file>